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9E0000037802E406DF96F609EE.png" manifest:media-type="image/png"/>
  <manifest:file-entry manifest:full-path="Pictures/1000000000000020000000204B249CA79A42C6D7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Arial Unicode MS1" svg:font-family="'Arial Unicode M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2.098cm" fo:min-width="0cm"/>
    </style:style>
    <style:style style:name="gr5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24pt" fo:language="en" fo:country="US" style:font-size-asian="18pt" style:font-name-complex="Liberation Serif" style:font-size-complex="18pt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 fo:font-size="24pt" fo:language="en" fo:country="US" style:font-size-asian="18pt" style:font-name-complex="Liberation Serif" style:font-size-complex="18pt"/>
    </style:style>
    <style:style style:name="P4" style:family="paragraph">
      <style:text-properties fo:font-size="24pt" fo:language="en" fo:country="US" style:font-size-asian="18pt" style:font-size-complex="18pt"/>
    </style:style>
    <style:style style:name="P5" style:family="paragraph">
      <loext:graphic-properties draw:fill="none" draw:fill-color="#ffffff"/>
      <style:text-properties fo:font-size="24pt" fo:language="en" fo:country="US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tyle="normal" fo:text-shadow="none" style:text-underline-style="none" fo:font-weight="normal" style:letter-kerning="true" style:font-name-asian="Arial Unicode MS" style:font-style-asian="normal" style:font-weight-asian="normal" style:font-name-complex="Liberation Serif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999cm" svg:height="14.273cm" svg:x="1.008cm" svg:y="7.701cm">
            <draw:image xlink:href="Pictures/100000000000049E0000037802E406DF96F609EE.png" xlink:type="simple" xlink:show="embed" xlink:actuate="onLoad">
              <text:p/>
            </draw:image>
          </draw:frame>
          <draw:frame draw:style-name="gr2" draw:text-style-name="P3" draw:layer="layout" svg:width="1.651cm" svg:height="1.187cm" svg:x="6.08cm" svg:y="16.005cm">
            <draw:text-box>
              <text:p text:style-name="P2"><text:span text:style-name="T1">α</text:span></text:p>
            </draw:text-box>
          </draw:frame>
          <draw:frame draw:style-name="gr3" draw:text-style-name="P1" draw:layer="layout" svg:width="1.999cm" svg:height="0.999cm" svg:x="9.891cm" svg:y="14.63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4" draw:text-style-name="P5" draw:layer="layout" svg:width="0.824cm" svg:height="2.348cm" svg:x="13.319cm" svg:y="16.367cm">
            <draw:text-box>
              <text:p text:style-name="P4"><text:span text:style-name="T1">β</text:span></text:p>
            </draw:text-box>
          </draw:frame>
          <draw:frame draw:style-name="gr5" draw:text-style-name="P5" draw:layer="layout" svg:width="0.781cm" svg:height="1.462cm" svg:x="8.112cm" svg:y="19.923cm">
            <draw:text-box>
              <text:p text:style-name="P4"><text:span text:style-name="T1">γ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Arial Unicode MS1" svg:font-family="'Arial Unicode M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22pt" fo:language="grc" fo:country="GR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pitch-asian="variable" style:font-size-asian="12pt" style:language-asian="hi" style:country-asian="IN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16:14.366042549</meta:creation-date>
    <dc:date>2018-02-15T14:12:01.470061205</dc:date>
    <meta:editing-duration>PT13M47S</meta:editing-duration>
    <meta:editing-cycles>3</meta:editing-cycles>
    <meta:generator>LibreOffice/6.0.0.3$MacOSX_X86_64 LibreOffice_project/64a0f66915f38c6217de274f0aa8e15618924765</meta:generator>
    <meta:document-statistic meta:object-count="6"/>
  </office:meta>
</office:document-meta>
</file>

<file path=Object 1/content.xml><?xml version="1.0" encoding="utf-8"?>
<math xmlns="http://www.w3.org/1998/Math/MathML" display="block"/>
</file>